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.6cm"/>
    </style:style>
    <style:style style:name="pr2" style:family="presentation" style:parent-style-name="Inspiration-subtitle">
      <style:graphic-properties draw:fill-color="#ffffff" fo:min-height="9.134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outline1">
      <style:graphic-properties fo:min-height="8.884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title">
      <style:graphic-properties draw:auto-grow-height="true" fo:min-height="3.333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  <style:text-properties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George Wood – May 2018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><text:span text:style-name="T1">RSA – Cryptosystem Tool </text:span></text:p>
            <text:p><text:span text:style-name="T1">&amp; Cognitive Analysi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scription of RSA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2">
              <text:list-item>
                <text:p>Rivest-Shamir-Adleman -1977</text:p>
                <text:list>
                  <text:list-item>
                    <text:p>Clifford Cocks, British Government Communications Headquarters</text:p>
                  </text:list-item>
                </text:list>
              </text:list-item>
              <text:list-item>
                <text:p>Public-key cryptography</text:p>
              </text:list-item>
              <text:list-item>
                <text:p>Factoring problem</text:p>
                <text:list>
                  <text:list-item>
                    <text:p>Prime factorization</text:p>
                  </text:list-item>
                </text:list>
              </text:list-item>
              <text:list-item>
                <text:p>Relatively slow, so is often used for secret sharing, such as sending keys used in <text:s/>faster encryption system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>
        <office:forms form:automatic-focus="false" form:apply-design-mode="false"/>
        <draw:frame presentation:style-name="pr6" draw:layer="layout" svg:width="24.108cm" svg:height="3.333cm" svg:x="1.8cm" svg:y="0.223cm" presentation:class="title" presentation:user-transformed="true">
          <draw:text-box>
            <text:p>Cognitive Analysis</text:p>
          </draw:text-box>
        </draw:frame>
        <draw:frame presentation:style-name="pr4" draw:layer="layout" svg:width="24.108cm" svg:height="12.37cm" svg:x="1.946cm" svg:y="3.38cm" presentation:class="outline" presentation:user-transformed="true">
          <draw:text-box>
            <text:list text:style-name="L2">
              <text:list-item>
                <text:p>Rule of Seven Plus or Minus Two</text:p>
                <text:list>
                  <text:list-item>
                    <text:p>George A. Miller, 1956</text:p>
                  </text:list-item>
                </text:list>
              </text:list-item>
              <text:list-item>
                <text:p>Subitizing</text:p>
                <text:list>
                  <text:list-item>
                    <text:p>Trick and Pylyshyn, 1994</text:p>
                  </text:list-item>
                </text:list>
              </text:list-item>
              <text:list-item>
                <text:p>Comprehension of Large Number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office:forms form:automatic-focus="false" form:apply-design-mode="false"/>
        <draw:frame presentation:style-name="pr6" draw:layer="layout" svg:width="24.108cm" svg:height="3.333cm" svg:x="1.778cm" svg:y="0.223cm" presentation:class="title" presentation:user-transformed="true">
          <draw:text-box>
            <text:p>Operations of RSA</text:p>
          </draw:text-box>
        </draw:frame>
        <draw:frame presentation:style-name="pr4" draw:layer="layout" svg:width="24.108cm" svg:height="12.37cm" svg:x="2.054cm" svg:y="3.81cm" presentation:class="outline" presentation:user-transformed="true">
          <draw:text-box>
            <text:list text:style-name="L2">
              <text:list-item>
                <text:p>The RSA cryptosystem can encrypt, decrypt, sign, and authenticate messages</text:p>
                <text:list>
                  <text:list-item>
                    <text:p>Utilizes public key <text:span text:style-name="T2">e</text:span>, private key <text:span text:style-name="T2">d</text:span>, modulus value <text:span text:style-name="T2">n</text:span>, and prime values <text:span text:style-name="T2">p</text:span> and <text:span text:style-name="T2">q</text:span></text:p>
                  </text:list-item>
                </text:list>
              </text:list-item>
              <text:list-item>
                <text:p>Encryption and decryption can be performed so that many people can send encrypted messages that only a single recipient can decipher</text:p>
              </text:list-item>
              <text:list-item>
                <text:p>Signing and authentication can be used so a single sender can send messages to many people, and each of those people can be certain that the sender truly is who they claim to b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frame presentation:style-name="pr6" draw:layer="layout" svg:width="24.108cm" svg:height="3.333cm" svg:x="1.946cm" svg:y="0.254cm" presentation:class="title" presentation:user-transformed="true">
          <draw:text-box>
            <text:p>Chinese Remainder Theorem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2">
              <text:list-item>
                <text:p>The Chinese Remainder Theorem can be used to decrypt or sign messages with smaller computational demand than the standard operations</text:p>
              </text:list-item>
              <text:list-item>
                <text:p>However, it requires additional knowledge of the original primes, <text:span text:style-name="T2">p</text:span> and <text:span text:style-name="T2">q</text:span>, rather than just the public key <text:span text:style-name="T2">e</text:span><text:span text:style-name="T3">,</text:span><text:span text:style-name="T2"> </text:span><text:span text:style-name="T3">the private key </text:span><text:span text:style-name="T2">d</text:span><text:span text:style-name="T3">, and the modulus value </text:span><text:span text:style-name="T2">n</text:span><text:span text:style-name="T3">.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IPS Compliance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2">
              <text:list-item>
                <text:p>FIPS standards are published by the NIST to formalize what is expected of software used in sensitive contexts, such as what is used at a federal level.</text:p>
              </text:list-item>
              <text:list-item>
                <text:p>With one exception, the entirety of the program is compliant with standards set in relevant FIPS publications</text:p>
                <text:list>
                  <text:list-item>
                    <text:p>The random number generator does not have an external noise source, as it seemed infeasible. One is emulated instea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>
        <office:forms form:automatic-focus="false" form:apply-design-mode="false"/>
        <draw:frame presentation:style-name="pr6" draw:layer="layout" svg:width="24.108cm" svg:height="3.333cm" svg:x="1.946cm" svg:y="0.477cm" presentation:class="title" presentation:user-transformed="true">
          <draw:text-box>
            <text:p>Program Specifics</text:p>
          </draw:text-box>
        </draw:frame>
        <draw:frame presentation:style-name="pr4" draw:text-style-name="P5" draw:layer="layout" svg:width="24.108cm" svg:height="12.37cm" svg:x="1.946cm" svg:y="3.048cm" presentation:class="outline" presentation:user-transformed="true">
          <draw:text-box>
            <text:list text:style-name="L2">
              <text:list-item>
                <text:p><text:span text:style-name="T4">General Operations</text:span></text:p>
                <text:list>
                  <text:list-item>
                    <text:p><text:span text:style-name="T4">Encryption, decryption, signing, &amp; authentication</text:span></text:p>
                  </text:list-item>
                  <text:list-item>
                    <text:p><text:span text:style-name="T4">CRT option for decryption &amp; signing</text:span></text:p>
                  </text:list-item>
                </text:list>
              </text:list-item>
              <text:list-item>
                <text:p><text:span text:style-name="T4">Key Generation</text:span></text:p>
                <text:list>
                  <text:list-item>
                    <text:p><text:span text:style-name="T4">Can generate all five values needed for RSA keys</text:span></text:p>
                  </text:list-item>
                  <text:list-item>
                    <text:p><text:span text:style-name="T4">Generated values for </text:span><text:span text:style-name="T5">p</text:span><text:span text:style-name="T4"> and </text:span><text:span text:style-name="T5">q</text:span><text:span text:style-name="T4"> are provably prime</text:span></text:p>
                  </text:list-item>
                  <text:list-item>
                    <text:p><text:span text:style-name="T4">The size of </text:span><text:span text:style-name="T5">n</text:span><text:span text:style-name="T4"> is always exactly as specified by the type of RSA</text:span></text:p>
                  </text:list-item>
                  <text:list-item>
                    <text:p><text:span text:style-name="T4">Usable for both FIPS-approved key sizes, 2048 and 3072-bit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office:forms form:automatic-focus="false" form:apply-design-mode="false"/>
        <draw:frame presentation:style-name="pr6" draw:layer="layout" svg:width="24.108cm" svg:height="3.333cm" svg:x="1.946cm" svg:y="0.477cm" presentation:class="title" presentation:user-transformed="true">
          <draw:text-box>
            <text:p>Program Specifics</text:p>
          </draw:text-box>
        </draw:frame>
        <draw:frame presentation:style-name="pr4" draw:text-style-name="P5" draw:layer="layout" svg:width="24.108cm" svg:height="12.37cm" svg:x="1.946cm" svg:y="3.38cm" presentation:class="outline" presentation:user-transformed="true">
          <draw:text-box>
            <text:list text:style-name="L2">
              <text:list-item>
                <text:p><text:span text:style-name="T4">Key Storage</text:span></text:p>
                <text:list>
                  <text:list-item>
                    <text:p><text:span text:style-name="T4">Keys can be saved and restored in future instances of the program</text:span></text:p>
                  </text:list-item>
                </text:list>
              </text:list-item>
              <text:list-item>
                <text:p><text:span text:style-name="T4">SHA and Random Number/Bit Generation</text:span></text:p>
                <text:list>
                  <text:list-item>
                    <text:p><text:span text:style-name="T4">Original classes built for both SHA and random generation, to ensure greatest possible degree of FIPS compliance</text:span></text:p>
                  </text:list-item>
                  <text:list-item>
                    <text:p><text:span text:style-name="T4">SHA-224 used for RSA-2048, SHA-256 used for RSA-3072</text:span></text:p>
                    <text:list>
                      <text:list-item>
                        <text:p><text:span text:style-name="T4">Preimage resistance strength of SHA type used should be equal to the collision resistance strength of the type of RSA used, but cannot be les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GMP</text:span></text:p>
                <text:list>
                  <text:list-item>
                    <text:p><text:span text:style-name="T4">Makes use of the GNU Multiprecision Arithmetic library to surpass 32 or 64-bit limitat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>
        <office:forms form:automatic-focus="false" form:apply-design-mode="false"/>
        <draw:frame presentation:style-name="pr6" draw:layer="layout" svg:width="24.108cm" svg:height="3.333cm" svg:x="1.778cm" svg:y="0.254cm" presentation:class="title" presentation:user-transformed="true">
          <draw:text-box>
            <text:p>Demonstration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>
        <office:forms form:automatic-focus="false" form:apply-design-mode="false"/>
        <draw:frame presentation:style-name="pr6" draw:layer="layout" svg:width="24.108cm" svg:height="3.333cm" svg:x="1.946cm" svg:y="0.254cm" presentation:class="title" presentation:user-transformed="true">
          <draw:text-box>
            <text:p>Questions?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2cm" svg:y="0.001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6:17:49.589000000</meta:creation-date>
    <meta:editing-duration>P0D</meta:editing-duration>
    <meta:editing-cycles>1</meta:editing-cycles>
    <meta:generator>LibreOffice/5.4.4.2$Windows_X86_64 LibreOffice_project/2524958677847fb3bb44820e40380acbe820f960</meta:generator>
    <dc:title>Bright Blue</dc:title>
    <meta:document-statistic meta:object-count="62"/>
  </office:meta>
</office:document-meta>
</file>